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ato" svg:font-family="Lato, sans-serif"/>
    <style:font-face style:name="Lohit Devanagari1" svg:font-family="'Lohit Devanagari'"/>
    <style:font-face style:name="Roboto Mono" svg:font-family="'Roboto Mono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fea6a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fea6a" officeooo:paragraph-rsid="000fea6a" style:font-size-asian="14pt" style:font-weight-asian="bold" style:font-size-complex="14pt" style:font-weight-complex="bold"/>
    </style:style>
    <style:style style:name="P3" style:family="paragraph" style:parent-style-name="Standard" style:list-style-name="L1">
      <style:text-properties officeooo:paragraph-rsid="000fea6a"/>
    </style:style>
    <style:style style:name="P4" style:family="paragraph" style:parent-style-name="Standard">
      <style:text-properties officeooo:paragraph-rsid="000ff352"/>
    </style:style>
    <style:style style:name="P5" style:family="paragraph" style:parent-style-name="Standard" style:list-style-name="L2">
      <style:text-properties officeooo:paragraph-rsid="000fea6a"/>
    </style:style>
    <style:style style:name="P6" style:family="paragraph" style:parent-style-name="Standard">
      <style:text-properties officeooo:rsid="001328a3" officeooo:paragraph-rsid="001328a3"/>
    </style:style>
    <style:style style:name="P7" style:family="paragraph" style:parent-style-name="Standard" style:list-style-name="L4">
      <style:text-properties officeooo:rsid="001328a3" officeooo:paragraph-rsid="001328a3"/>
    </style:style>
    <style:style style:name="P8" style:family="paragraph" style:parent-style-name="Standard" style:list-style-name="L5">
      <style:text-properties officeooo:rsid="001328a3" officeooo:paragraph-rsid="001328a3"/>
    </style:style>
    <style:style style:name="P9" style:family="paragraph" style:parent-style-name="Standard" style:list-style-name="L5">
      <style:text-properties officeooo:rsid="001328a3" officeooo:paragraph-rsid="0018d2c6"/>
    </style:style>
    <style:style style:name="P10" style:family="paragraph" style:parent-style-name="Standard" style:list-style-name="L6">
      <style:text-properties officeooo:rsid="001328a3" officeooo:paragraph-rsid="001328a3"/>
    </style:style>
    <style:style style:name="P11" style:family="paragraph" style:parent-style-name="Standard" style:list-style-name="L7">
      <style:text-properties officeooo:rsid="001328a3" officeooo:paragraph-rsid="001328a3"/>
    </style:style>
    <style:style style:name="P12" style:family="paragraph" style:parent-style-name="Standard" style:list-style-name="L8">
      <style:text-properties officeooo:rsid="001328a3" officeooo:paragraph-rsid="001328a3"/>
    </style:style>
    <style:style style:name="P13" style:family="paragraph" style:parent-style-name="Standard" style:list-style-name="L9">
      <style:text-properties officeooo:rsid="001328a3" officeooo:paragraph-rsid="001328a3"/>
    </style:style>
    <style:style style:name="P14" style:family="paragraph" style:parent-style-name="Standard" style:list-style-name="L10">
      <style:text-properties officeooo:rsid="001328a3" officeooo:paragraph-rsid="001328a3"/>
    </style:style>
    <style:style style:name="P15" style:family="paragraph" style:parent-style-name="Standard" style:list-style-name="L11">
      <style:text-properties officeooo:rsid="001f5c8e" officeooo:paragraph-rsid="001f5c8e"/>
    </style:style>
    <style:style style:name="P16" style:family="paragraph" style:parent-style-name="Standard">
      <style:text-properties officeooo:rsid="001f5c8e" officeooo:paragraph-rsid="001f5c8e"/>
    </style:style>
    <style:style style:name="P17" style:family="paragraph" style:parent-style-name="Standard" style:list-style-name="L12">
      <style:text-properties officeooo:rsid="001f5c8e" officeooo:paragraph-rsid="001f5c8e"/>
    </style:style>
    <style:style style:name="P18" style:family="paragraph" style:parent-style-name="Standard" style:list-style-name="L13">
      <style:text-properties officeooo:rsid="001f5c8e" officeooo:paragraph-rsid="001f5c8e"/>
    </style:style>
    <style:style style:name="P19" style:family="paragraph" style:parent-style-name="Standard" style:list-style-name="L14">
      <style:text-properties officeooo:rsid="001f5c8e" officeooo:paragraph-rsid="001f5c8e"/>
    </style:style>
    <style:style style:name="P20" style:family="paragraph" style:parent-style-name="Standard" style:list-style-name="L15">
      <style:text-properties officeooo:rsid="001f5c8e" officeooo:paragraph-rsid="001f5c8e"/>
    </style:style>
    <style:style style:name="T1" style:family="text">
      <style:text-properties officeooo:rsid="0011587b"/>
    </style:style>
    <style:style style:name="T2" style:family="text">
      <style:text-properties officeooo:rsid="00147972"/>
    </style:style>
    <style:style style:name="T3" style:family="text">
      <style:text-properties officeooo:rsid="0017b3f3"/>
    </style:style>
    <style:style style:name="T4" style:family="text">
      <style:text-properties officeooo:rsid="001871de"/>
    </style:style>
    <style:style style:name="T5" style:family="text">
      <style:text-properties officeooo:rsid="001ac8de"/>
    </style:style>
    <style:style style:name="T6" style:family="text">
      <style:text-properties officeooo:rsid="001b8335"/>
    </style:style>
    <style:style style:name="T7" style:family="text">
      <style:text-properties officeooo:rsid="001badde"/>
    </style:style>
    <style:style style:name="T8" style:family="text">
      <style:text-properties officeooo:rsid="0020d57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jQ</text:span>uery</text:p>
      <text:p text:style-name="P2"/>
      <text:list xml:id="list3167616098" text:style-name="L2">
        <text:list-item>
          <text:p text:style-name="P5">jQuery, the most popular JavaScript tool of all time.</text:p>
          <text:p text:style-name="P5"/>
        </text:list-item>
        <text:list-item>
          <text:p text:style-name="P5">All jQuery functions start with a $, <text:span text:style-name="T1">called dollar or bling.</text:span></text:p>
          <text:p text:style-name="P5"/>
        </text:list-item>
      </text:list>
      <text:list xml:id="list2320617657" text:style-name="L1">
        <text:list-item>
          <text:p text:style-name="P3"><text:s/>$(document).ready(function(){</text:p>
          <text:p text:style-name="P3"/>
        </text:list-item>
      </text:list>
      <text:p text:style-name="P4"><text:tab/>// code you put inside this function will run as soon as your browser has loaded your page.</text:p>
      <text:p text:style-name="P4"><text:tab/>// This is important because without your document ready function, your code may run <text:tab/><text:tab/>before your HTML is rendered, which would cause bugs.</text:p>
      <text:p text:style-name="P4"/>
      <text:p text:style-name="P1"><text:s text:c="2"/><text:tab/>});</text:p>
      <text:p text:style-name="P1"/>
      <text:list xml:id="list2974866147" text:style-name="L4">
        <text:list-item>
          <text:p text:style-name="P7">jQuery often selects an HTML element with a selector, then does something to that element.</text:p>
          <text:p text:style-name="P7"/>
        </text:list-item>
      </text:list>
      <text:list xml:id="list3106978507" text:style-name="L5">
        <text:list-item>
          <text:p text:style-name="P9"><text:s text:c="4"/>$("button").addClass("animated bounce"); <text:s/>// <text:span text:style-name="T4">targeting using element selector</text:span></text:p>
        </text:list-item>
        <text:list-item>
          <text:p text:style-name="P9"><text:s text:c="4"/>$(".well").addClass("animated shake"); <text:s text:c="6"/>// <text:span text:style-name="T4">targeting using class selector</text:span></text:p>
        </text:list-item>
        <text:list-item>
          <text:p text:style-name="P9"><text:s text:c="4"/>$("#target3").addClass("animated fadeOut"); // <text:span text:style-name="T4">targeting using id selector</text:span></text:p>
          <text:p text:style-name="P8">// <text:s/>using jQuery to apply the Animate.css bounce class to your button elements.</text:p>
          <text:p text:style-name="P8">// <text:a xlink:type="simple" xlink:href="https://animate.style/" text:style-name="Internet_20_link" text:visited-style-name="Visited_20_Internet_20_Link">https://animate.style/</text:a></text:p>
          <text:p text:style-name="P8">// <text:span text:style-name="T3">these are written under the ready function</text:span></text:p>
        </text:list-item>
        <text:list-item>
          <text:p text:style-name="P8">$("button").removeClass("btn-default"); // <text:span text:style-name="T5">removing class for jQuery</text:span></text:p>
        </text:list-item>
      </text:list>
      <text:p text:style-name="P6"/>
      <text:list xml:id="list3448510071" text:style-name="L6">
        <text:list-item>
          <text:p text:style-name="P10">We can also change the CSS of an HTML element directly with jQuery.</text:p>
        </text:list-item>
      </text:list>
      <text:list xml:id="list4059227820" text:style-name="L7">
        <text:list-item>
          <text:p text:style-name="P11">$("#target1").css("color", "blue"); <text:s/>// <text:span text:style-name="T6">using .css() property.</text:span></text:p>
          <text:p text:style-name="P11"/>
        </text:list-item>
      </text:list>
      <text:list xml:id="list2669174502" text:style-name="L8">
        <text:list-item>
          <text:p text:style-name="P12">You can also change the non-CSS properties of HTML elements with jQuery. For example, you can disable buttons.</text:p>
        </text:list-item>
      </text:list>
      <text:list xml:id="list646070097" text:style-name="L9">
        <text:list-item>
          <text:p text:style-name="P13">$("button").prop("disabled", true); <text:s/>// .<text:span text:style-name="T7">prop() property, this button is no longer clickable.</text:span></text:p>
        </text:list-item>
      </text:list>
      <text:p text:style-name="P6"/>
      <text:list xml:id="list399752955" text:style-name="L10">
        <text:list-item>
          <text:p text:style-name="P14">Change Text Inside an Element Using jQuery</text:p>
        </text:list-item>
      </text:list>
      <text:list xml:id="list2438849562" text:style-name="L11">
        <text:list-item>
          <text:p text:style-name="P15">.html() that lets you add HTML tags and text within an element</text:p>
        </text:list-item>
        <text:list-item>
          <text:p text:style-name="P15">text() that only alters text without adding tags.</text:p>
        </text:list-item>
        <text:list-item>
          <text:p text:style-name="P15">$("h3").html("&lt;em&gt;jQuery Playground&lt;/em&gt;"); </text:p>
        </text:list-item>
        <text:list-item>
          <text:p text:style-name="P15">$("#target4").remove(); <text:s text:c="2"/>// removes the element with that Id;</text:p>
        </text:list-item>
      </text:list>
      <text:p text:style-name="P16"/>
      <text:list xml:id="list3761633860" text:style-name="L12">
        <text:list-item>
          <text:p text:style-name="P17">Use appendTo to Move Elements with jQuery</text:p>
        </text:list-item>
      </text:list>
      <text:list xml:id="list3533389134" text:style-name="L13">
        <text:list-item>
          <text:p text:style-name="P18">$("#target4").appendTo("#left-well");</text:p>
        </text:list-item>
      </text:list>
      <text:p text:style-name="P16"/>
      <text:list xml:id="list3576875099" text:style-name="L14">
        <text:list-item>
          <text:p text:style-name="P19">jQuery has a function called clone() that makes a copy of an element.</text:p>
        </text:list-item>
      </text:list>
      <text:list xml:id="list47619055" text:style-name="L15">
        <text:list-item>
          <text:p text:style-name="P20">$("#target2").clone().appendTo("#right-well"); // <text:span text:style-name="T8">this is called function chaining, both clone and appentTo is used;</text:span></text:p>
        </text:list-item>
      </text:list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ato" svg:font-family="Lato, sans-serif"/>
    <style:font-face style:name="Lohit Devanagari1" svg:font-family="'Lohit Devanagari'"/>
    <style:font-face style:name="Roboto Mono" svg:font-family="'Roboto Mono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2T15:57:15.031652489</meta:creation-date>
    <meta:generator>LibreOffice/6.0.7.3$Linux_X86_64 LibreOffice_project/00m0$Build-3</meta:generator>
    <dc:date>2020-06-02T22:51:18.078981651</dc:date>
    <meta:editing-duration>PT4H15M45S</meta:editing-duration>
    <meta:editing-cycles>19</meta:editing-cycles>
    <meta:document-statistic meta:table-count="0" meta:image-count="0" meta:object-count="0" meta:page-count="1" meta:paragraph-count="33" meta:word-count="277" meta:character-count="1819" meta:non-whitespace-character-count="1566"/>
  </office:meta>
</office:document-meta>
</file>